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0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3</text:p>
          </table:table-cell>
        </table:table-row>
        <table:table-row>
          <table:table-cell table:style-name="TableRowCell" office:value-type="string">
            <text:p text:style-name="P4">Protobo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Ocilosco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Transformador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imetr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0T19:35:25Z</meta:creation-date>
    <dc:date>2023-09-20T19:35:25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0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